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Noto Sans', Ubuntu, 'Droid Sans'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officeooo:rsid="001aa2a3" officeooo:paragraph-rsid="001aa2a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aa2a3" officeooo:paragraph-rsid="001aa2a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aa2a3" officeooo:paragraph-rsid="001aa2a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top="9.999cm" fo:margin-bottom="0cm" style:contextual-spacing="false" fo:text-align="center" style:justify-single-word="false"/>
      <style:text-properties style:font-name="Times New Roman" fo:font-size="20pt" fo:language="ru" fo:country="RU" fo:font-weight="bold" officeooo:rsid="001aa2a3" officeooo:paragraph-rsid="001aa2a3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fo:font-weight="bold" officeooo:rsid="001aa2a3" officeooo:paragraph-rsid="001aa2a3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дули проекта. Артефакты модулей.</text:p>
      <text:p text:style-name="P1">Интерфейсы взаимодействия между модулями.</text:p>
      <text:p text:style-name="P5">Ввод:</text:p>
      <text:p text:style-name="P3"/>
      <text:p text:style-name="P2">- Заявки на поступление товара</text:p>
      <text:p text:style-name="P2">- Переговоры с заказчиком</text:p>
      <text:p text:style-name="P2"/>
      <text:p text:style-name="P3">Управление:</text:p>
      <text:p text:style-name="P3"/>
      <text:p text:style-name="P2">- Документ о поступлении товаров</text:p>
      <text:p text:style-name="P2">- Документ о поставляемых товарах</text:p>
      <text:p text:style-name="P2">- Сбор информации об остатках товаров</text:p>
      <text:p text:style-name="P2">- Сведения об реализованной продукции</text:p>
      <text:p text:style-name="P2"/>
      <text:p text:style-name="P3">Вывод:</text:p>
      <text:p text:style-name="P3"/>
      <text:p text:style-name="P2">- Отчет об остатках товаров</text:p>
      <text:p text:style-name="P2">- Учет продукции</text:p>
      <text:p text:style-name="P2">- Список продаваемых товаров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Noto Sans', Ubuntu, 'Droid Sans'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3:02:19.731000000</meta:creation-date>
    <dc:date>2020-10-18T13:07:40.666000000</dc:date>
    <meta:editing-duration>PT5M21S</meta:editing-duration>
    <meta:editing-cycles>1</meta:editing-cycles>
    <meta:document-statistic meta:table-count="0" meta:image-count="0" meta:object-count="0" meta:page-count="2" meta:paragraph-count="14" meta:word-count="53" meta:character-count="362" meta:non-whitespace-character-count="323"/>
    <meta:generator>LibreOffice/7.0.1.2$Windows_X86_64 LibreOffice_project/7cbcfc562f6eb6708b5ff7d7397325de9e764452</meta:generator>
  </office:meta>
</office:document-meta>
</file>